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odelHelper.getExpires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odelHelper.getRequest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odelHelper.getResponse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odelHelper.ObjectModel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bjectModelHelper.getContext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odelHelper.getThrowable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